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1F3040000129600001A4C00860AC23928FDDCF.pdf" manifest:media-type="application/pdf"/>
  <manifest:file-entry manifest:full-path="Pictures/100000010000031900000462449E97A90ED9EB6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24.052cm" draw:z-index="0"><draw:image xlink:href="Pictures/101F3040000129600001A4C00860AC23928FDDCF.pdf" xlink:type="simple" xlink:show="embed" xlink:actuate="onLoad" draw:mime-type="application/pdf"/><draw:image xlink:href="Pictures/100000010000031900000462449E97A90ED9EB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11:17:54.089000000</meta:creation-date>
    <dc:date>2022-04-27T11:18:19.678000000</dc:date>
    <meta:editing-duration>PT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2.2$Windows_X86_64 LibreOffice_project/49f2b1bff42cfccbd8f788c8dc32c1c309559be0</meta:generator>
  </office:meta>
</office:document-meta>
</file>